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1" style:family="table">
      <style:table-properties style:width="17.501cm" table:align="margins" style:may-break-between-rows="false"/>
    </style:style>
    <style:style style:name="Tabelle1.A" style:family="table-column">
      <style:table-column-properties style:column-width="6.001cm" style:rel-column-width="22470*"/>
    </style:style>
    <style:style style:name="Tabelle1.B" style:family="table-column">
      <style:table-column-properties style:column-width="1.499cm" style:rel-column-width="5614*"/>
    </style:style>
    <style:style style:name="Tabelle1.D" style:family="table-column">
      <style:table-column-properties style:column-width="3.002cm" style:rel-column-width="11241*"/>
    </style:style>
    <style:style style:name="Tabelle1.F" style:family="table-column">
      <style:table-column-properties style:column-width="4.001cm" style:rel-column-width="14982*"/>
    </style:style>
    <style:style style:name="Tabelle1.1" style:family="table-row">
      <style:table-row-properties style:row-height="0.75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Ergebnistabelle" style:family="table">
      <style:table-properties style:width="17.501cm" table:align="margins"/>
    </style:style>
    <style:style style:name="Ergebnistabelle.A" style:family="table-column">
      <style:table-column-properties style:column-width="17.501cm" style:rel-column-width="65535*"/>
    </style:style>
    <style:style style:name="Ergebnistabelle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Table_20_Contents">
      <style:text-properties fo:font-size="8pt" officeooo:rsid="000ec8cc" officeooo:paragraph-rsid="000ec8cc" style:font-size-asian="8.39999961853027pt" style:font-size-complex="9.60000038146973pt"/>
    </style:style>
    <style:style style:name="P2" style:family="paragraph" style:parent-style-name="Table_20_Contents">
      <style:text-properties fo:font-size="8pt" officeooo:rsid="000ee15a" officeooo:paragraph-rsid="000ec8cc" style:font-size-asian="8.39999961853027pt" style:font-size-complex="9.60000038146973pt"/>
    </style:style>
    <style:style style:name="P3" style:family="paragraph" style:parent-style-name="Table_20_Contents">
      <style:text-properties fo:font-size="8pt" officeooo:rsid="000ee15a" officeooo:paragraph-rsid="000ee15a" style:font-size-asian="8.39999961853027pt" style:font-size-complex="9.60000038146973pt"/>
    </style:style>
    <style:style style:name="P4" style:family="paragraph" style:parent-style-name="Table_20_Contents">
      <style:text-properties fo:font-size="6pt" officeooo:rsid="000ec8cc" officeooo:paragraph-rsid="000ec8cc" style:font-size-asian="6pt" style:font-size-complex="6pt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officeooo:rsid="0018aca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>
        <style:tab-stops>
          <style:tab-stop style:position="9.506cm"/>
          <style:tab-stop style:position="11cm"/>
          <style:tab-stop style:position="15.498cm"/>
        </style:tab-stops>
      </style:paragraph-properties>
      <style:text-properties fo:font-size="8pt" fo:font-weight="normal" officeooo:rsid="0017568f" officeooo:paragraph-rsid="0017568f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0.397cm"/>
          <style:tab-stop style:position="8.504cm"/>
          <style:tab-stop style:position="9.506cm"/>
          <style:tab-stop style:position="11cm"/>
          <style:tab-stop style:position="14.496cm"/>
          <style:tab-stop style:position="15.498cm"/>
        </style:tab-stops>
      </style:paragraph-properties>
      <style:text-properties fo:font-size="8pt" fo:font-weight="normal" officeooo:rsid="0017568f" officeooo:paragraph-rsid="0017568f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0.397cm"/>
          <style:tab-stop style:position="8.504cm"/>
          <style:tab-stop style:position="9.506cm"/>
          <style:tab-stop style:position="11cm"/>
          <style:tab-stop style:position="14.496cm"/>
          <style:tab-stop style:position="15.498cm"/>
        </style:tab-stops>
      </style:paragraph-properties>
      <style:text-properties fo:font-size="8pt" fo:font-weight="normal" officeooo:rsid="0017568f" officeooo:paragraph-rsid="00194079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0.397cm"/>
          <style:tab-stop style:position="8.504cm"/>
          <style:tab-stop style:position="9.506cm"/>
          <style:tab-stop style:position="11cm"/>
          <style:tab-stop style:position="14.496cm"/>
          <style:tab-stop style:position="15.498cm"/>
        </style:tab-stops>
      </style:paragraph-properties>
      <style:text-properties fo:font-size="8pt" fo:font-weight="normal" officeooo:rsid="0017568f" officeooo:paragraph-rsid="0019a222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0.397cm"/>
          <style:tab-stop style:position="8.504cm"/>
          <style:tab-stop style:position="9.506cm"/>
          <style:tab-stop style:position="11cm"/>
          <style:tab-stop style:position="12.002cm"/>
          <style:tab-stop style:position="14.496cm"/>
          <style:tab-stop style:position="15.498cm"/>
        </style:tab-stops>
      </style:paragraph-properties>
      <style:text-properties fo:font-size="8pt" fo:font-weight="normal" officeooo:rsid="0017568f" officeooo:paragraph-rsid="0017568f" style:font-size-asian="8pt" style:font-weight-asian="normal" style:font-size-complex="8pt" style:font-weight-complex="normal"/>
    </style:style>
    <style:style style:name="P11" style:family="paragraph" style:parent-style-name="Standard">
      <style:text-properties fo:font-size="6pt" style:font-size-asian="6.30000019073486pt" style:font-size-complex="7.19999980926514pt"/>
    </style:style>
    <style:style style:name="P12" style:family="paragraph" style:parent-style-name="Standard">
      <style:text-properties officeooo:paragraph-rsid="0018aca7"/>
    </style:style>
    <style:style style:name="P13" style:family="paragraph" style:parent-style-name="Frame_20_contents">
      <style:text-properties fo:font-size="8pt" officeooo:rsid="00149e2c" officeooo:paragraph-rsid="00149e2c" style:font-size-asian="8pt" style:font-size-complex="8pt"/>
    </style:style>
    <style:style style:name="P14" style:family="paragraph" style:parent-style-name="Frame_20_contents">
      <style:paragraph-properties fo:text-align="center" style:justify-single-word="false"/>
      <style:text-properties fo:font-size="8pt" officeooo:rsid="00149e2c" officeooo:paragraph-rsid="00149e2c" style:font-size-asian="8pt" style:font-size-complex="8pt"/>
    </style:style>
    <style:style style:name="P15" style:family="paragraph" style:parent-style-name="Frame_20_contents">
      <style:paragraph-properties fo:text-align="center" style:justify-single-word="false">
        <style:tab-stops>
          <style:tab-stop style:position="7.994cm"/>
        </style:tab-stops>
      </style:paragraph-properties>
      <style:text-properties fo:font-size="8pt" officeooo:rsid="00149e2c" officeooo:paragraph-rsid="00149e2c" style:font-size-asian="8pt" style:font-size-complex="8pt"/>
    </style:style>
    <style:style style:name="P16" style:family="paragraph" style:parent-style-name="Frame_20_contents">
      <style:paragraph-properties fo:text-align="start" style:justify-single-word="false">
        <style:tab-stops>
          <style:tab-stop style:position="9.506cm"/>
          <style:tab-stop style:position="15.498cm"/>
        </style:tab-stops>
      </style:paragraph-properties>
      <style:text-properties fo:font-size="8pt" fo:font-weight="bold" officeooo:rsid="00149e2c" officeooo:paragraph-rsid="0015cf30" style:font-size-asian="8pt" style:font-weight-asian="bold" style:font-size-complex="8pt" style:font-weight-complex="bold"/>
    </style:style>
    <style:style style:name="P17" style:family="paragraph" style:parent-style-name="Frame_20_contents">
      <style:paragraph-properties fo:text-align="start" style:justify-single-word="false">
        <style:tab-stops>
          <style:tab-stop style:position="9.506cm"/>
          <style:tab-stop style:position="11cm"/>
          <style:tab-stop style:position="15.498cm"/>
        </style:tab-stops>
      </style:paragraph-properties>
      <style:text-properties fo:font-size="8pt" fo:font-weight="normal" officeooo:rsid="0015cf30" officeooo:paragraph-rsid="00194079" style:font-size-asian="8pt" style:font-weight-asian="normal" style:font-size-complex="8pt" style:font-weight-complex="normal"/>
    </style:style>
    <style:style style:name="P18" style:family="paragraph" style:parent-style-name="Frame_20_contents">
      <style:paragraph-properties fo:text-align="start" style:justify-single-word="false">
        <style:tab-stops>
          <style:tab-stop style:position="9.506cm"/>
          <style:tab-stop style:position="11cm"/>
          <style:tab-stop style:position="15.498cm"/>
        </style:tab-stops>
      </style:paragraph-properties>
      <style:text-properties fo:font-size="8pt" fo:font-weight="normal" officeooo:rsid="0017568f" officeooo:paragraph-rsid="00194079" style:font-size-asian="8pt" style:font-weight-asian="normal" style:font-size-complex="8pt" style:font-weight-complex="normal"/>
    </style:style>
    <style:style style:name="P19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size="8pt" officeooo:rsid="001935bb" style:font-size-asian="8.39999961853027pt" style:font-size-complex="9.60000038146973pt"/>
    </style:style>
    <style:style style:name="P20" style:family="paragraph">
      <style:text-properties fo:font-size="10pt" fo:font-weight="bold" style:font-weight-asian="bold" style:font-weight-complex="bold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T1" style:family="text">
      <style:text-properties officeooo:rsid="001470f1"/>
    </style:style>
    <style:style style:name="T2" style:family="text">
      <style:text-properties officeooo:rsid="0015cf30"/>
    </style:style>
    <style:style style:name="T3" style:family="text">
      <style:text-properties officeooo:rsid="0017568f"/>
    </style:style>
    <style:style style:name="T4" style:family="text">
      <style:text-properties officeooo:rsid="00194079"/>
    </style:style>
    <style:style style:name="T5" style:family="text">
      <style:text-properties fo:font-size="6pt" style:text-underline-style="solid" style:text-underline-width="auto" style:text-underline-color="font-color" style:font-size-asian="6pt" style:font-size-complex="6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font-weight="bold" style:font-weight-asian="bold" style:font-weight-complex="bold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padding="0.101cm" fo:border="0.06pt solid #000000" style:shadow="none" draw:shadow-opacity="100%"/>
    </style:style>
    <style:style style:name="fr2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padding="0.101cm" fo:border="none" style:shadow="none" draw:shadow-opacity="100%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auto-grow-height="false" draw:auto-grow-width="true" fo:min-height="2cm" fo:min-width="7.549cm" style:protect="position size" style:run-through="foreground" style:wrap="run-through" style:number-wrapped-paragraphs="no-limit" style:vertical-pos="from-top" style:vertical-rel="page" style:horizontal-pos="from-left" style:horizontal-rel="page-start-margin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horizontal-align="center" draw:auto-grow-height="false" draw:auto-grow-width="true" fo:min-height="0.794cm" fo:min-width="12.213cm" style:run-through="foreground" style:wrap="run-through" style:number-wrapped-paragraphs="no-limit" style:vertical-pos="from-top" style:vertical-rel="page" style:horizontal-pos="from-left" style:horizontal-rel="page-start-margin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draw:textarea-horizontal-align="left" draw:textarea-vertical-align="middle" draw:auto-grow-height="false" draw:auto-grow-width="true" fo:min-height="0.794cm" fo:min-width="6.92cm" fo:padding-top="0.101cm" fo:padding-bottom="0.101cm" fo:padding-left="0.101cm" fo:padding-right="0.101cm" style:protect="position size" style:run-through="foreground" style:wrap="run-through" style:number-wrapped-paragraphs="no-limit" style:vertical-pos="from-top" style:vertical-rel="page" style:horizontal-pos="from-left" style:horizontal-rel="page-start-margin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draw:textarea-horizontal-align="left" draw:textarea-vertical-align="middle" draw:auto-grow-height="false" draw:auto-grow-width="true" fo:min-height="0.794cm" fo:min-width="5.898cm" fo:padding-top="0.101cm" fo:padding-bottom="0.101cm" fo:padding-left="0.101cm" fo:padding-right="0.101cm" style:protect="position size" style:run-through="foreground" style:wrap="run-through" style:number-wrapped-paragraphs="no-limit" style:vertical-pos="from-top" style:vertical-rel="page" style:horizontal-pos="from-left" style:horizontal-rel="page-start-margin" draw:wrap-influence-on-position="once-concurrent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middle"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top" fo:border="soli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unnamed0" form:control-implementation="ooo:com.sun.star.form.component.CheckBox" xml:id="control1" form:id="control1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" form:control-implementation="ooo:com.sun.star.form.component.CheckBox" xml:id="control2" form:id="control2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2" form:control-implementation="ooo:com.sun.star.form.component.CheckBox" xml:id="control3" form:id="control3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3" form:control-implementation="ooo:com.sun.star.form.component.CheckBox" xml:id="control4" form:id="control4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4" form:control-implementation="ooo:com.sun.star.form.component.CheckBox" xml:id="control5" form:id="control5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5" form:control-implementation="ooo:com.sun.star.form.component.CheckBox" xml:id="control6" form:id="control6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6" form:control-implementation="ooo:com.sun.star.form.component.CheckBox" xml:id="control7" form:id="control7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7" form:control-implementation="ooo:com.sun.star.form.component.CheckBox" xml:id="control8" form:id="control8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8" form:control-implementation="ooo:com.sun.star.form.component.CheckBox" xml:id="control9" form:id="control9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9" form:control-implementation="ooo:com.sun.star.form.component.CheckBox" xml:id="control10" form:id="control10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0" form:control-implementation="ooo:com.sun.star.form.component.CheckBox" xml:id="control11" form:id="control11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1" form:control-implementation="ooo:com.sun.star.form.component.CheckBox" xml:id="control12" form:id="control12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nnamed12" form:control-implementation="ooo:com.sun.star.form.component.CheckBox" xml:id="control13" form:id="control13" form:label="Markierfeld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Textfeld 1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feld 1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extfeld 1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499cm" svg:y="8.8cm" svg:width="17.5cm" svg:height="7.999cm" draw:z-index="4">
        <draw:text-box>
          <text:p text:style-name="P13">In dem Rechtsstreit / Verfahren</text:p>
          <text:p text:style-name="P13"/>
          <text:p text:style-name="P13"/>
          <text:p text:style-name="P15">_____________________________________________________ gegen ___________________________________________________</text:p>
          <text:p text:style-name="P14"/>
          <text:p text:style-name="P16">beantrage ich, nachstehende Gebühren und Auslagen<text:tab/><draw:control text:anchor-type="as-char" svg:y="-0.319cm" draw:z-index="5" draw:name="Form3" draw:style-name="gr5" draw:text-style-name="P23" svg:width="0.376cm" svg:height="0.451cm" draw:control="control1"/><text:span text:style-name="T2">als Vorschuss gem. § 47 RVG<text:tab/>festzsetzen.</text:span></text:p>
          <text:p text:style-name="P17">Vorschüsse und sonstige Zahlungen (§ 58 RVG) habe<text:tab/><draw:control text:anchor-type="as-char" svg:y="-0.319cm" draw:z-index="6" draw:name="Form3" draw:style-name="gr5" draw:text-style-name="P23" svg:width="0.376cm" svg:height="0.451cm" draw:control="control2"/>nicht<text:tab/><draw:control text:anchor-type="as-char" svg:y="-0.319cm" draw:z-index="7" draw:name="Form3" draw:style-name="gr5" draw:text-style-name="P23" svg:width="0.376cm" svg:height="0.451cm" draw:control="control3"/>in Höhe von EUR <draw:control text:anchor-type="as-char" svg:y="-0.309cm" draw:z-index="20" draw:name="Form4" draw:style-name="gr6" draw:text-style-name="P24" svg:width="1.777cm" svg:height="0.361cm" draw:control="control14"/><text:tab/>erhalten.</text:p>
          <text:p text:style-name="P17">Aus der Staatskasse habe ich Vorschüsse (§ 47 RVG)<text:tab/><draw:control text:anchor-type="as-char" svg:y="-0.319cm" draw:z-index="8" draw:name="Form3" draw:style-name="gr5" draw:text-style-name="P23" svg:width="0.376cm" svg:height="0.451cm" draw:control="control4"/>nicht<text:tab/><draw:control text:anchor-type="as-char" svg:y="-0.319cm" draw:z-index="9" draw:name="Form3" draw:style-name="gr5" draw:text-style-name="P23" svg:width="0.376cm" svg:height="0.451cm" draw:control="control5"/>in Höhe von EUR <draw:control text:anchor-type="as-char" svg:y="-0.309cm" draw:z-index="21" draw:name="Form4" draw:style-name="gr6" draw:text-style-name="P24" svg:width="1.777cm" svg:height="0.361cm" draw:control="control15"/><text:tab/><text:span text:style-name="T3">erhalten</text:span></text:p>
          <text:p text:style-name="P18">Gebühren für Beratungshilfe (VV 2501, 2503) habe ich<text:tab/><draw:control text:anchor-type="as-char" svg:y="-0.319cm" draw:z-index="10" draw:name="Form3" draw:style-name="gr5" draw:text-style-name="P23" svg:width="0.376cm" svg:height="0.451cm" draw:control="control6"/>nicht<text:tab/><draw:control text:anchor-type="as-char" svg:y="-0.319cm" draw:z-index="11" draw:name="Form3" draw:style-name="gr5" draw:text-style-name="P23" svg:width="0.376cm" svg:height="0.451cm" draw:control="control7"/>in Höhe von EUR <draw:control text:anchor-type="as-char" svg:y="-0.309cm" draw:z-index="22" draw:name="Form4" draw:style-name="gr6" draw:text-style-name="P24" svg:width="1.777cm" svg:height="0.361cm" draw:control="control16"/><text:tab/>erhalten.</text:p>
          <text:p text:style-name="P6"><draw:control text:anchor-type="as-char" svg:y="-0.319cm" draw:z-index="12" draw:name="Form3" draw:style-name="gr5" draw:text-style-name="P23" svg:width="0.376cm" svg:height="0.451cm" draw:control="control8"/>Für eine außergerichtliche Vertretung bzgl. ( <draw:control text:anchor-type="as-char" svg:y="-0.319cm" draw:z-index="13" draw:name="Form3" draw:style-name="gr5" draw:text-style-name="P23" svg:width="0.376cm" svg:height="0.451cm" draw:control="control9"/>eines Teils) desselben Gegenstandes habe ich eine Geschäftsgebühr gemäß</text:p>
          <text:p text:style-name="P8"><text:tab/>VV 2300 / 2303 <draw:control text:anchor-type="as-char" svg:y="-0.319cm" draw:z-index="14" draw:name="Form3" draw:style-name="gr5" draw:text-style-name="P23" svg:width="0.376cm" svg:height="0.451cm" draw:control="control10"/>nicht <draw:control text:anchor-type="as-char" svg:y="-0.319cm" draw:z-index="15" draw:name="Form3" draw:style-name="gr5" draw:text-style-name="P23" svg:width="0.376cm" svg:height="0.451cm" draw:control="control11"/>in Höhe von <draw:control text:anchor-type="as-char" svg:y="-0.309cm" draw:z-index="23" draw:name="Form4" draw:style-name="gr6" draw:text-style-name="P24" svg:width="3.028cm" svg:height="0.361cm" draw:control="control17"/><text:tab/>EUR (bei einem Gebührensatz von <draw:control text:anchor-type="as-char" svg:y="-0.309cm" draw:z-index="24" draw:name="Form4" draw:style-name="gr6" draw:text-style-name="P24" svg:width="2.273cm" svg:height="0.361cm" draw:control="control18"/> <text:span text:style-name="T4">)</text:span><text:tab/>erhalten.</text:p>
          <text:p text:style-name="P7"><draw:control text:anchor-type="as-char" svg:y="-0.319cm" draw:z-index="16" draw:name="Form3" draw:style-name="gr5" draw:text-style-name="P23" svg:width="0.376cm" svg:height="0.451cm" draw:control="control12"/>Soweit Einzelberechnung: Ich versichere, dass die Auslagen nach VV 7001 während meiner Beiordnung entstanden sind.</text:p>
          <text:p text:style-name="P7"><draw:control text:anchor-type="as-char" svg:y="-0.319cm" draw:z-index="17" draw:name="Form3" draw:style-name="gr5" draw:text-style-name="P23" svg:width="0.376cm" svg:height="0.451cm" draw:control="control13"/>Ich versichere, dass sich der Antragsgegner mit der Zahlung der Vergütung in Verzug (§ 45 Abs. 2 RVG) befindet.</text:p>
          <text:p text:style-name="P7">Spätere Zahlungen werde ich unverzüglich anzeigen (§ 55 Abs. 5 Satz 4 RVG).</text:p>
          <text:p text:style-name="P7"/>
          <text:p text:style-name="P7">Weitere Begründungen (evtl. auf ges. Blatt – zweifach -):</text:p>
          <text:p text:style-name="P7"/>
          <text:p text:style-name="P9"/>
          <text:p text:style-name="P10"><text:tab/><text:tab/><text:tab/><text:tab/><text:tab/>_________________________</text:p>
          <text:p text:style-name="P10"><text:tab/><text:tab/><text:tab/><text:tab/><text:tab/>Rechtsanwalt / Rechtsanwältin</text:p>
        </draw:text-box>
      </draw:frame>
      <draw:frame draw:style-name="fr2" draw:name="Rahmen2" text:anchor-type="page" text:anchor-page-number="1" svg:x="2.641cm" svg:y="9.25cm" svg:width="8.296cm" svg:height="0.9cm" draw:z-index="18">
        <draw:text-box>
          <text:p text:style-name="P19">{{MANDANT_FIRMA}}, {{MANDANT_NAME}}, {{GEGNER_VORNAME}}</text:p>
        </draw:text-box>
      </draw:frame>
      <draw:frame draw:style-name="fr2" draw:name="Rahmen3" text:anchor-type="page" text:anchor-page-number="1" svg:x="11.917cm" svg:y="9.25cm" svg:width="7.938cm" svg:height="0.9cm" draw:z-index="19">
        <draw:text-box>
          <text:p text:style-name="P19">{{GEGNER_FIRMA}}, {{GEGNER_NAME}}, {{GEGNER_VORNAME}}</text:p>
        </draw:text-box>
      </draw:frame>
      <draw:control text:anchor-type="page" text:anchor-page-number="1" draw:z-index="25" draw:name="Form4" draw:style-name="gr7" draw:text-style-name="P24" svg:width="11.792cm" svg:height="1.495cm" svg:x="2.63cm" svg:y="15.208cm" draw:control="control19"/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column table:style-name="Tabelle1.B"/>
        <table:table-column table:style-name="Tabelle1.F"/>
        <table:table-row table:style-name="Tabelle1.1">
          <table:table-cell table:style-name="Tabelle1.A1" office:value-type="string">
            <text:p text:style-name="P4">Name</text:p>
            <text:p text:style-name="P1">{{PROFIL_FIRMA}}</text:p>
          </table:table-cell>
          <table:table-cell table:style-name="Tabelle1.A1" table:number-columns-spanned="4" office:value-type="string">
            <text:p text:style-name="P4">Vorname</text:p>
            <text:p text:style-name="P1"/>
          </table:table-cell>
          <table:covered-table-cell/>
          <table:covered-table-cell/>
          <table:covered-table-cell/>
          <table:table-cell table:style-name="Tabelle1.F1" office:value-type="string">
            <text:p text:style-name="P4">Akad. Grad</text:p>
            <text:p text:style-name="P1"/>
          </table:table-cell>
        </table:table-row>
        <table:table-row table:style-name="Tabelle1.1">
          <table:table-cell table:style-name="Tabelle1.A2" office:value-type="string">
            <text:p text:style-name="P4">Straße, Haus-Nr.</text:p>
            <text:p text:style-name="P1">{{PROFIL_STRASSE}}</text:p>
          </table:table-cell>
          <table:table-cell table:style-name="Tabelle1.A2" office:value-type="string">
            <text:p text:style-name="P4">Nation</text:p>
            <text:p text:style-name="P1"/>
          </table:table-cell>
          <table:table-cell table:style-name="Tabelle1.A2" office:value-type="string">
            <text:p text:style-name="P4">PLZ</text:p>
            <text:p text:style-name="P2">{{PROFIL_PLZ}}</text:p>
          </table:table-cell>
          <table:table-cell table:style-name="Tabelle1.D2" table:number-columns-spanned="3" office:value-type="string">
            <text:p text:style-name="P4">Ort</text:p>
            <text:p text:style-name="P2">{{PROFIL_ORT}}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4">IBAN</text:p>
            <text:p text:style-name="P2">{{PROFIL_IBAN}}</text:p>
          </table:table-cell>
          <table:table-cell table:style-name="Tabelle1.A2" table:number-columns-spanned="3" office:value-type="string">
            <text:p text:style-name="P4">Kreditinstitut</text:p>
            <text:p text:style-name="P2">{{PROFIL_BANK}}</text:p>
          </table:table-cell>
          <table:covered-table-cell/>
          <table:covered-table-cell/>
          <table:table-cell table:style-name="Tabelle1.D2" table:number-columns-spanned="2" office:value-type="string">
            <text:p text:style-name="P4">BIC (8 oder 11 Stellen)</text:p>
            <text:p text:style-name="P2">{{PROFIL_BLZ}}</text:p>
          </table:table-cell>
          <table:covered-table-cell/>
        </table:table-row>
        <table:table-row table:style-name="Tabelle1.1">
          <table:table-cell table:style-name="Tabelle1.D2" table:number-columns-spanned="6" office:value-type="string">
            <text:p text:style-name="P4">Zuordnungskennzeichen für Überweisung</text:p>
            <text:p text:style-name="P3">[RECHNUNG<text:span text:style-name="T1">S</text:span>NUMMER] - {{AKTE_ZEICHEN}}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draw:frame text:anchor-type="paragraph" draw:z-index="0" draw:name="Form1" draw:style-name="gr1" svg:width="7.577cm" svg:height="2.001cm" svg:x="2.485cm" svg:y="5.5cm"><draw:text-box><text:p><text:span text:style-name="T5">{{PROFIL_FIRMA}} · {{PROFIL_STRASSE}} · {{PROFIL_PLZ}} {{PROFIL_ORT}}</text:span></text:p><text:p><text:span text:style-name="T6"/></text:p><text:p><text:span text:style-name="T7">{{DRITTE_FIRMA}}</text:span></text:p><text:p><text:span text:style-name="T7">{{DRITTE_STRASSE}}</text:span></text:p><text:p><text:span text:style-name="T7">{{DRITTE_PLZ}} {{DRITTE_ORT}}</text:span></text:p></draw:text-box></draw:frame><draw:frame text:anchor-type="paragraph" draw:z-index="1" draw:name="Form2" draw:style-name="gr2" draw:text-style-name="P20" svg:width="12.216cm" svg:height="0.466cm" svg:x="2.499cm" svg:y="7.5cm"><draw:text-box><text:p><text:span text:style-name="T8">Antrag auf Festsetzung der Vergütung des beigeordneten Rechtsanwalts</text:span></text:p></draw:text-box></draw:frame><draw:frame text:anchor-type="paragraph" draw:z-index="2" draw:name="Form2" draw:style-name="gr3" draw:text-style-name="P22" svg:width="7.122cm" svg:height="0.5cm" svg:x="2.499cm" svg:y="7.999cm"><draw:text-box><text:p text:style-name="P21"><text:span text:style-name="T9">zu Geschäftsnummer:</text:span><text:span text:style-name="T10"> {{DRITTE_AKTE_ZEICHEN}}</text:span></text:p></draw:text-box></draw:frame><draw:frame text:anchor-type="paragraph" draw:z-index="3" draw:name="Form2" draw:style-name="gr4" draw:text-style-name="P22" svg:width="6.1cm" svg:height="0.5cm" svg:x="13.88cm" svg:y="7.999cm"><draw:text-box><text:p text:style-name="P21"><text:span text:style-name="T9">Da</text:span><text:span text:style-name="T9">tu</text:span><text:span text:style-name="T9">m:</text:span><text:span text:style-name="T10"> </text:span><text:span text:style-name="T10">{{L</text:span><text:span text:style-name="T10">A</text:span><text:span text:style-name="T10">N</text:span><text:span text:style-name="T10">G</text:span><text:span text:style-name="T10">DA</text:span><text:span text:style-name="T10">TU</text:span><text:span text:style-name="T10">M}</text:span><text:span text:style-name="T10">}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/>
      <text:p text:style-name="P11"/>
      <text:p text:style-name="P11"/>
      <text:p text:style-name="P11"/>
      <table:table table:name="Ergebnistabelle" table:style-name="Ergebnistabelle">
        <table:table-column table:style-name="Ergebnistabelle.A"/>
        <table:table-row>
          <table:table-cell table:style-name="Ergebnistabelle.A1" office:value-type="string">
            <text:p text:style-name="P5">{{TABELLE_1}}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0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9:18:00.149331998</meta:creation-date>
    <meta:editing-duration>PT20M18S</meta:editing-duration>
    <meta:editing-cycles>9</meta:editing-cycles>
    <meta:generator>LibreOffice/4.2.8.2$MacOSX_X86_64 LibreOffice_project/48d50dbfc06349262c9d50868e5c1f630a573ebd</meta:generator>
    <meta:print-date>2020-01-08T20:02:14.580081412</meta:print-date>
    <dc:date>2020-01-09T11:13:00.837450763</dc:date>
    <meta:document-statistic meta:table-count="2" meta:image-count="0" meta:object-count="0" meta:page-count="1" meta:paragraph-count="36" meta:word-count="189" meta:character-count="1488" meta:non-whitespace-character-count="1318"/>
  </office:meta>
</office:document-meta>
</file>